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fo:background-color="#ff4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ff4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background-color="#5983b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ackground-color="#3faf46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ff8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ackground-color="#12762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fo:background-color="#5983b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55308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fo:background-color="#780373"/>
      <style:text-properties fo:color="#ffffff" fo:font-weight="bold"/>
    </style:style>
    <style:style style:name="gr2" style:family="graphic">
      <style:graphic-properties fo:background-color="#5983b0"/>
      <style:text-properties fo:color="#ffffff" fo:font-weight="bold"/>
    </style:style>
    <style:style style:name="P1" style:family="paragraph">
      <style:paragraph-properties fo:text-align="center"/>
      <style:text-properties fo:color="#ffffff" fo:font-weight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Create C Array Code For XC8 Compil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MyCustomMacro.MyCModule.PrintArrayForC?language=Basic&amp;location=application" xlink:type="simple"/>
              </office:event-listeners>
            </form:button>
            <form:button form:name="Btn2" form:control-implementation="ooo:com.sun.star.form.component.CommandButton" xml:id="control2" form:id="control2" form:label="Clear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MyCustomMacro.MyCModule.ClearData?language=Basic&amp;location=application" xlink:type="simple"/>
              </office:event-listeners>
            </form:button>
          </form:form>
        </office:forms>
        <table:table-column table:style-name="co1" table:default-cell-style-name="ce1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number-columns-repeated="3" table:default-cell-style-name="ce31"/>
        <table:table-column table:style-name="co2" table:number-columns-repeated="2" table:default-cell-style-name="ce3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9" table:number-rows-spanned="2">
            <text:p>Truth Table to drive the <text:s/>4511 BCD 7 SEGMENT DRIVER For the 12F675 </text:p>
          </table:table-cell>
          <table:covered-table-cell table:number-columns-repeated="8" table:style-name="ce9"/>
          <table:table-cell table:number-columns-repeated="2"/>
        </table:table-row>
        <table:table-row table:style-name="ro1">
          <table:table-cell/>
          <table:covered-table-cell table:number-columns-repeated="9" table:style-name="ce9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Ports</text:p>
          </table:table-cell>
          <table:table-cell table:style-name="ce16" office:value-type="string" calcext:value-type="string">
            <text:p>GP4</text:p>
          </table:table-cell>
          <table:table-cell table:style-name="ce16" office:value-type="string" calcext:value-type="string">
            <text:p>GP3</text:p>
          </table:table-cell>
          <table:table-cell table:style-name="ce16" office:value-type="string" calcext:value-type="string">
            <text:p>GP2</text:p>
          </table:table-cell>
          <table:table-cell table:style-name="ce16" office:value-type="string" calcext:value-type="string">
            <text:p>GP1</text:p>
          </table:table-cell>
          <table:table-cell table:style-name="ce16" office:value-type="string" calcext:value-type="string">
            <text:p>GP0</text:p>
          </table:table-cell>
          <table:table-cell table:style-name="ce23" office:value-type="string" calcext:value-type="string">
            <text:p>Decimal</text:p>
          </table:table-cell>
          <table:table-cell table:style-name="ce23" office:value-type="string" calcext:value-type="string">
            <text:p>8 Bit Binary</text:p>
          </table:table-cell>
          <table:table-cell table:style-name="ce24" office:value-type="string" calcext:value-type="string">
            <text:p>Hex Notation</text:p>
          </table:table-cell>
          <table:table-cell/>
          <table:table-cell table:style-name="ce17"/>
        </table:table-row>
        <table:table-row table:style-name="ro1">
          <table:table-cell table:number-columns-repeated="3"/>
          <table:table-cell office:value-type="string" calcext:value-type="string">
            <text:p>The Ignore Bit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4511 Ports</text:p>
          </table:table-cell>
          <table:table-cell table:style-name="ce18" office:value-type="string" calcext:value-type="string">
            <text:p>Data3</text:p>
          </table:table-cell>
          <table:table-cell table:style-name="ce18"/>
          <table:table-cell table:style-name="ce18" office:value-type="string" calcext:value-type="string">
            <text:p>Data2</text:p>
          </table:table-cell>
          <table:table-cell table:style-name="ce18" office:value-type="string" calcext:value-type="string">
            <text:p>Data1</text:p>
          </table:table-cell>
          <table:table-cell table:style-name="ce18" office:value-type="string" calcext:value-type="string">
            <text:p>Data 0</text:p>
          </table:table-cell>
          <table:table-cell table:style-name="ce19" table:number-columns-repeated="2"/>
          <table:table-cell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table:formula="of:=BIN2DEC(MID([.I7];3;8))" office:value-type="float" office:value="0" calcext:value-type="float">
            <text:p>0</text:p>
          </table:table-cell>
          <table:table-cell table:style-name="ce19" table:formula="of:=COM.MICROSOFT.CONCAT(&quot;0b000&quot;;[.C7:.G7])" office:value-type="string" office:string-value="0b00000000" calcext:value-type="string">
            <text:p>0b00000000</text:p>
          </table:table-cell>
          <table:table-cell table:style-name="ce6" table:formula="of:=COM.MICROSOFT.CONCAT(&quot;0x&quot;;DEC2HEX([.H7];2))" office:value-type="string" office:string-value="0x00" calcext:value-type="string">
            <text:p>0x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BIN2DEC(MID([.I8];3;8))" office:value-type="float" office:value="1" calcext:value-type="float">
            <text:p>1</text:p>
          </table:table-cell>
          <table:table-cell table:style-name="ce19" table:formula="of:=COM.MICROSOFT.CONCAT(&quot;0b000&quot;;[.C8:.G8])" office:value-type="string" office:string-value="0b00000001" calcext:value-type="string">
            <text:p>0b00000001</text:p>
          </table:table-cell>
          <table:table-cell table:style-name="ce6" table:formula="of:=COM.MICROSOFT.CONCAT(&quot;0x&quot;;DEC2HEX([.H8];2))" office:value-type="string" office:string-value="0x01" calcext:value-type="string">
            <text:p>0x0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2 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BIN2DEC(MID([.I9];3;8))" office:value-type="float" office:value="2" calcext:value-type="float">
            <text:p>2</text:p>
          </table:table-cell>
          <table:table-cell table:style-name="ce19" table:formula="of:=COM.MICROSOFT.CONCAT(&quot;0b000&quot;;[.C9:.G9])" office:value-type="string" office:string-value="0b00000010" calcext:value-type="string">
            <text:p>0b00000010</text:p>
          </table:table-cell>
          <table:table-cell table:style-name="ce6" table:formula="of:=COM.MICROSOFT.CONCAT(&quot;0x&quot;;DEC2HEX([.H9];2))" office:value-type="string" office:string-value="0x02" calcext:value-type="string">
            <text:p>0x0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3 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formula="of:=BIN2DEC(MID([.I10];3;8))" office:value-type="float" office:value="3" calcext:value-type="float">
            <text:p>3</text:p>
          </table:table-cell>
          <table:table-cell table:style-name="ce19" table:formula="of:=COM.MICROSOFT.CONCAT(&quot;0b000&quot;;[.C10:.G10])" office:value-type="string" office:string-value="0b00000011" calcext:value-type="string">
            <text:p>0b00000011</text:p>
          </table:table-cell>
          <table:table-cell table:style-name="ce6" table:formula="of:=COM.MICROSOFT.CONCAT(&quot;0x&quot;;DEC2HEX([.H10];2))" office:value-type="string" office:string-value="0x03" calcext:value-type="string">
            <text:p>0x0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table:formula="of:=BIN2DEC(MID([.I11];3;8))" office:value-type="float" office:value="4" calcext:value-type="float">
            <text:p>4</text:p>
          </table:table-cell>
          <table:table-cell table:style-name="ce19" table:formula="of:=COM.MICROSOFT.CONCAT(&quot;0b000&quot;;[.C11:.G11])" office:value-type="string" office:string-value="0b00000100" calcext:value-type="string">
            <text:p>0b00000100</text:p>
          </table:table-cell>
          <table:table-cell table:style-name="ce6" table:formula="of:=COM.MICROSOFT.CONCAT(&quot;0x&quot;;DEC2HEX([.H11];2))" office:value-type="string" office:string-value="0x04" calcext:value-type="string">
            <text:p>0x0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BIN2DEC(MID([.I12];3;8))" office:value-type="float" office:value="5" calcext:value-type="float">
            <text:p>5</text:p>
          </table:table-cell>
          <table:table-cell table:style-name="ce19" table:formula="of:=COM.MICROSOFT.CONCAT(&quot;0b000&quot;;[.C12:.G12])" office:value-type="string" office:string-value="0b00000101" calcext:value-type="string">
            <text:p>0b00000101</text:p>
          </table:table-cell>
          <table:table-cell table:style-name="ce6" table:formula="of:=COM.MICROSOFT.CONCAT(&quot;0x&quot;;DEC2HEX([.H12];2))" office:value-type="string" office:string-value="0x05" calcext:value-type="string">
            <text:p>0x0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6 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BIN2DEC(MID([.I13];3;8))" office:value-type="float" office:value="6" calcext:value-type="float">
            <text:p>6</text:p>
          </table:table-cell>
          <table:table-cell table:style-name="ce19" table:formula="of:=COM.MICROSOFT.CONCAT(&quot;0b000&quot;;[.C13:.G13])" office:value-type="string" office:string-value="0b00000110" calcext:value-type="string">
            <text:p>0b00000110</text:p>
          </table:table-cell>
          <table:table-cell table:style-name="ce6" table:formula="of:=COM.MICROSOFT.CONCAT(&quot;0x&quot;;DEC2HEX([.H13];2))" office:value-type="string" office:string-value="0x06" calcext:value-type="string">
            <text:p>0x0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table:formula="of:=BIN2DEC(MID([.I14];3;8))" office:value-type="float" office:value="7" calcext:value-type="float">
            <text:p>7</text:p>
          </table:table-cell>
          <table:table-cell table:style-name="ce19" table:formula="of:=COM.MICROSOFT.CONCAT(&quot;0b000&quot;;[.C14:.G14])" office:value-type="string" office:string-value="0b00000111" calcext:value-type="string">
            <text:p>0b00000111</text:p>
          </table:table-cell>
          <table:table-cell table:style-name="ce6" table:formula="of:=COM.MICROSOFT.CONCAT(&quot;0x&quot;;DEC2HEX([.H14];2))" office:value-type="string" office:string-value="0x07" calcext:value-type="string">
            <text:p>0x07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table:formula="of:=BIN2DEC(MID([.I15];3;8))" office:value-type="float" office:value="16" calcext:value-type="float">
            <text:p>16</text:p>
          </table:table-cell>
          <table:table-cell table:style-name="ce19" table:formula="of:=COM.MICROSOFT.CONCAT(&quot;0b000&quot;;[.C15:.G15])" office:value-type="string" office:string-value="0b00010000" calcext:value-type="string">
            <text:p>0b00010000</text:p>
          </table:table-cell>
          <table:table-cell table:style-name="ce6" table:formula="of:=COM.MICROSOFT.CONCAT(&quot;0x&quot;;DEC2HEX([.H15];2))" office:value-type="string" office:string-value="0x10" calcext:value-type="string">
            <text:p>0x1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ndex = 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BIN2DEC(MID([.I16];3;8))" office:value-type="float" office:value="17" calcext:value-type="float">
            <text:p>17</text:p>
          </table:table-cell>
          <table:table-cell table:style-name="ce19" table:formula="of:=COM.MICROSOFT.CONCAT(&quot;0b000&quot;;[.C16:.G16])" office:value-type="string" office:string-value="0b00010001" calcext:value-type="string">
            <text:p>0b00010001</text:p>
          </table:table-cell>
          <table:table-cell table:style-name="ce6" table:formula="of:=COM.MICROSOFT.CONCAT(&quot;0x&quot;;DEC2HEX([.H16];2))" office:value-type="string" office:string-value="0x11" calcext:value-type="string">
            <text:p>0x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9" table:number-rows-spanned="1">
            <text:p>Note <text:s/>**** <text:s/>GP3 Is input only <text:s/>and cannot be used as Port Pin Interrupt </text:p>
          </table:table-cell>
          <table:covered-table-cell table:number-columns-repeated="8" table:style-name="ce20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17"/>
          <table:table-cell table:number-columns-repeated="7"/>
        </table:table-row>
        <table:table-row table:style-name="ro1">
          <table:table-cell/>
          <table:table-cell table:style-name="ce15" table:number-columns-spanned="6" table:number-rows-spanned="2">
            <draw:control table:end-cell-address="Sheet1.G23" table:end-x="2.395cm" table:end-y="0.452cm" draw:z-index="0" draw:name="Control 1" draw:style-name="gr1" draw:text-style-name="P1" svg:width="14.889cm" svg:height="0.903cm" svg:x="0cm" svg:y="0cm" draw:control="control1"/>
          </table:table-cell>
          <table:covered-table-cell table:number-columns-repeated="5" table:style-name="ce17"/>
          <table:table-cell/>
          <table:table-cell table:style-name="ce15" table:number-columns-spanned="2" table:number-rows-spanned="2">
            <draw:control table:end-cell-address="Sheet1.J23" table:end-x="2.253cm" table:end-y="0.452cm" draw:z-index="1" draw:name="Control 2" draw:style-name="gr2" draw:text-style-name="P1" svg:width="4.51cm" svg:height="0.903cm" svg:x="0cm" svg:y="0cm" draw:control="control2"/>
          </table:table-cell>
          <table:covered-table-cell table:style-name="ce17"/>
          <table:table-cell table:number-columns-repeated="2"/>
        </table:table-row>
        <table:table-row table:style-name="ro1">
          <table:table-cell/>
          <table:covered-table-cell table:number-columns-repeated="6" table:style-name="ce17"/>
          <table:table-cell/>
          <table:covered-table-cell table:number-columns-repeated="2" table:style-name="ce1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8" table:style-name="ce17"/>
          <table:table-cell table:number-columns-repeated="2"/>
        </table:table-row>
        <table:table-row table:style-name="ro1">
          <table:table-cell/>
          <table:table-cell table:style-name="ce10" table:number-columns-spanned="9" table:number-rows-spanned="2"/>
          <table:covered-table-cell table:number-columns-repeated="8" table:style-name="ce25"/>
          <table:table-cell table:number-columns-repeated="2"/>
        </table:table-row>
        <table:table-row table:style-name="ro1">
          <table:table-cell/>
          <table:covered-table-cell table:number-columns-repeated="9" table:style-name="ce2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9" table:number-rows-spanned="1">
            <text:p>List of formula’s used <text:s/>to achieve results </text:p>
          </table:table-cell>
          <table:covered-table-cell table:number-columns-repeated="8" table:style-name="ce26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To convert cell I7 to Decimal</text:p>
          </table:table-cell>
          <table:covered-table-cell table:number-columns-repeated="2" table:style-name="ce27"/>
          <table:table-cell office:value-type="string" calcext:value-type="string">
            <text:p>&gt;&gt;&gt;</text:p>
          </table:table-cell>
          <table:table-cell table:style-name="ce36" office:value-type="string" calcext:value-type="string" table:number-columns-spanned="5" table:number-rows-spanned="1">
            <text:p>BIN2DEC(MID(I7,3,8))</text:p>
          </table:table-cell>
          <table:covered-table-cell table:number-columns-repeated="4" table:style-name="ce36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To convert cells <text:s/>C6:G6 To 8 bit </text:p>
          </table:table-cell>
          <table:covered-table-cell table:number-columns-repeated="2" table:style-name="ce28"/>
          <table:table-cell office:value-type="string" calcext:value-type="string">
            <text:p>&gt;&gt;&gt;</text:p>
          </table:table-cell>
          <table:table-cell table:style-name="ce36" office:value-type="string" calcext:value-type="string" table:number-columns-spanned="5" table:number-rows-spanned="1">
            <text:p>CONCAT("0b000",C7:G7)</text:p>
          </table:table-cell>
          <table:covered-table-cell table:number-columns-repeated="4" table:style-name="ce36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9" office:value-type="string" calcext:value-type="string" table:number-columns-spanned="3" table:number-rows-spanned="1">
            <text:p>To convert cell J7 from Decimal to Hex</text:p>
          </table:table-cell>
          <table:covered-table-cell table:number-columns-repeated="2" table:style-name="ce29"/>
          <table:table-cell office:value-type="string" calcext:value-type="string">
            <text:p>&gt;&gt;&gt;</text:p>
          </table:table-cell>
          <table:table-cell table:style-name="ce36" office:value-type="string" calcext:value-type="string" table:number-columns-spanned="5" table:number-rows-spanned="1">
            <text:p>CONCAT("0x",DEC2HEX(H7,2))</text:p>
          </table:table-cell>
          <table:covered-table-cell table:number-columns-repeated="4" table:style-name="ce36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5" table:number-rows-spanned="1">
            <text:p>MD Harrington <text:s/>Kent London DA6 8NP <text:s/>See Other links <text:s/>on face book and Instagram Also Code share , Paste bin and Github </text:p>
          </table:table-cell>
          <table:covered-table-cell table:number-columns-repeated="4"/>
          <table:table-cell table:number-columns-repeated="5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58:42</meta:creation-date>
    <dc:language>en-GB</dc:language>
    <dc:date>2024-09-25T20:07:01.699227357</dc:date>
    <meta:editing-cycles>14</meta:editing-cycles>
    <meta:editing-duration>P1DT1H40M31S</meta:editing-duration>
    <meta:generator>LibreOffice/7.4.7.2$Linux_X86_64 LibreOffice_project/40$Build-2</meta:generator>
    <meta:document-statistic meta:table-count="1" meta:cell-count="118" meta:object-count="2"/>
    <meta:user-defined meta:name="AppVersion">15.0000</meta:user-defined>
  </office:meta>
</office:document-meta>
</file>